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2tfqeglmg2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1320" calcext:value-type="float">
            <text:p>113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016" calcext:value-type="float">
            <text:p>8016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rqzmnhlz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5018" calcext:value-type="float">
            <text:p>5018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059" calcext:value-type="float">
            <text:p>405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v44pubuo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8034" calcext:value-type="float">
            <text:p>8034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00" calcext:value-type="float">
            <text:p>540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lz00nc5j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9589" calcext:value-type="float">
            <text:p>9589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91" calcext:value-type="float">
            <text:p>7091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y2rs9zcr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b4vqhclv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7034" calcext:value-type="float">
            <text:p>7034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93" calcext:value-type="float">
            <text:p>4793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te: somebody obviously refreshed the window. (therefore, six instead of only 5 participants). My guess is e3 … + xy … since xy... is only 4 queries, I suggest discarding it</text:p>
          </table:table-cell>
          <table:table-cell table:number-columns-repeated="12"/>
        </table:table-row>
      </table:table>
      <table:table table:name="Sheet2" table:style-name="ta1"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2tfqeglmg2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1320" calcext:value-type="float">
            <text:p>1132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016" calcext:value-type="float">
            <text:p>8016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rqzmnhlz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5018" calcext:value-type="float">
            <text:p>5018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059" calcext:value-type="float">
            <text:p>405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v44pubuo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8034" calcext:value-type="float">
            <text:p>8034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00" calcext:value-type="float">
            <text:p>540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lz00nc5j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9589" calcext:value-type="float">
            <text:p>9589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91" calcext:value-type="float">
            <text:p>7091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b4vqhclv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7034" calcext:value-type="float">
            <text:p>7034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93" calcext:value-type="float">
            <text:p>4793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8:04:49.041589716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170" meta:object-count="0"/>
  </office:meta>
</office:document-meta>
</file>